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018fb5" officeooo:paragraph-rsid="00018fb5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18fb5" officeooo:paragraph-rsid="00018fb5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text-underline-style="solid" style:text-underline-width="auto" style:text-underline-color="font-color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007a8" officeooo:paragraph-rsid="000007a8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18fb5" officeooo:paragraph-rsid="00018fb5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18fb5" officeooo:paragraph-rsid="00018fb5" style:font-size-asian="12pt" style:font-weight-asian="bold" style:font-name-complex="Arial"/>
    </style:style>
    <style:style style:name="P15" style:family="paragraph" style:parent-style-name="Standard">
      <style:text-properties style:font-name="Arial" fo:font-style="normal" officeooo:rsid="000007a8" officeooo:paragraph-rsid="000007a8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0007a8" officeooo:paragraph-rsid="000007a8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18fb5" officeooo:paragraph-rsid="00018fb5" style:font-weight-asian="normal" style:font-name-complex="Arial" style:font-weight-complex="normal"/>
    </style:style>
    <style:style style:name="P18" style:family="paragraph" style:parent-style-name="Standard">
      <style:text-properties style:font-name="Arial" fo:font-style="normal" fo:font-weight="normal" officeooo:rsid="000007a8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officeooo:rsid="00018fb5" style:font-size-asian="12pt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018fb5" style:font-name-asian="Arial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8pt" fo:font-style="normal" officeooo:rsid="00018fb5" style:font-size-asian="8pt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8pt" fo:font-style="normal" fo:font-weight="normal" officeooo:rsid="00018fb5" style:font-size-asian="8pt" style:font-style-asian="normal" style:font-weight-asian="normal" style:font-name-complex="Arial" style:font-style-complex="normal" style:font-weight-complex="normal"/>
    </style:style>
    <style:style style:name="P23" style:family="paragraph" style:parent-style-name="Standard">
      <style:text-properties style:font-name="Arial" fo:font-size="8pt" officeooo:rsid="0003d966" officeooo:paragraph-rsid="0003d966" style:font-size-asian="8pt" style:font-name-complex="Arial"/>
    </style:style>
    <style:style style:name="P24" style:family="paragraph" style:parent-style-name="Heading_20_1">
      <style:text-properties fo:font-size="12pt" style:font-size-asian="12pt"/>
    </style:style>
    <style:style style:name="P25" style:family="paragraph" style:parent-style-name="Heading_20_3">
      <style:text-properties fo:font-style="normal" officeooo:rsid="000007a8" officeooo:paragraph-rsid="000007a8" style:font-style-asian="normal" style:font-style-complex="normal"/>
    </style:style>
    <style:style style:name="T1" style:family="text">
      <style:text-properties fo:font-style="normal" officeooo:rsid="000007a8" style:font-style-asian="normal" style:font-style-complex="normal"/>
    </style:style>
    <style:style style:name="T2" style:family="text">
      <style:text-properties officeooo:rsid="00018f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4" text:outline-level="1">Caso de Uso</text:h>
          </table:table-cell>
          <table:table-cell table:style-name="Tabla1.B1" table:number-columns-spanned="5" office:value-type="string">
            <text:h text:style-name="P25" text:outline-level="3">Baja de sanitari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3">CU-30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7"><text:span text:style-name="T1">Compañía médica (I), Sanitari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Primario, Esencial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18">El sanitario al que se desea dar de baja está dado de alt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18">El sanitario ha dejado de estar dado de alta en el sistema y por tanto, se han borrado o desactivado los registros de dicho sanita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5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18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6">Dar de baja en el sistema a un sanitario mediante un identificador para que el sistema pueda eliminar o desactivar sus registros, de tal forma que no puede seguir ejerciendo como sanitario en la clínica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9">La compañía médica (normalmente un administrativo) indica al sistema que quiere dar de baja a un miembro del personal sanitario, para ello deberá aportar un identificador. El sistema busca al miembro a través del identificador y elimina o desactiva los registros del sanitario, y devuelve un mensaje de confirmación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1">Compañía médica: Indica al sistema que quiere dar de baja a un sanitario y aporta su identificador.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20">El sistema busca en la base de datos al sanitario gracias al identificador y elimina de la misma sus registros o los desactiva. Por último, envía un mensaje de confirmación.</text:p>
          </table:table-cell>
        </table:table-row>
        <table:table-row table:style-name="Tabla4.2">
          <table:table-cell table:style-name="Tabla4.A4" office:value-type="string">
            <text:p text:style-name="P14">3</text:p>
          </table:table-cell>
          <table:table-cell table:style-name="Tabla4.B4" office:value-type="string">
            <text:p text:style-name="P17">Compañía médica: Recibe un mensaje de confirmación del sistema de que todo se ha hecho correctamente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2">3</text:span>a</text:p>
          </table:table-cell>
          <table:table-cell table:style-name="Tabla5.B2" table:number-columns-spanned="4" office:value-type="string">
            <text:p text:style-name="P20">Recibe un mensaje de error debido a que no ha conseguido identificar al sanitario con el identificador introducid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3"><text:span text:style-name="T2">3</text:span>b</text:p>
          </table:table-cell>
          <table:table-cell table:style-name="Tabla5.B3" table:number-columns-spanned="4" office:value-type="string">
            <text:p text:style-name="P17">Recibe un mensaje de error debido a algún problema eliminando o desactivando los registros del sanitario. Se le ofrece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1">Moderada, dependerá del número de sanitarios de nuestra clínica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1">Moderado, con tiempos de respuesta aceptables.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1">Moderad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1">Moderada 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1">Alta 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8:28.027796695</dc:date>
    <meta:print-date>2012-03-13T15:37:00</meta:print-date>
    <meta:editing-cycles>10</meta:editing-cycles>
    <meta:editing-duration>PT33M40S</meta:editing-duration>
    <meta:generator>LibreOffice/5.4.6.2$Linux_X86_64 LibreOffice_project/40m0$Build-2</meta:generator>
    <meta:document-statistic meta:table-count="5" meta:image-count="0" meta:object-count="0" meta:page-count="1" meta:paragraph-count="48" meta:word-count="304" meta:character-count="1874" meta:non-whitespace-character-count="1614"/>
  </office:meta>
</office:document-meta>
</file>